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2H14M12.000S" table:style-name="ce9">
            <text:p>12:14:12</text:p>
          </table:table-cell>
          <table:table-cell office:value-type="string" table:style-name="ce12">
            <text:p>Last</text:p>
          </table:table-cell>
          <table:table-cell office:value-type="time" office:time-value="PT12H15M42.000S" table:style-name="ce9">
            <text:p>12:15:4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2" table:style-name="ce13">
            <text:p>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0.324999999999999" table:style-name="ce14">
            <text:p>30.3</text:p>
          </table:table-cell>
          <table:table-cell office:value-type="float" office:value="10.5" table:style-name="ce14">
            <text:p>10.5</text:p>
          </table:table-cell>
          <table:table-cell office:value-type="float" office:value="0.05" table:style-name="ce14">
            <text:p>0.1</text:p>
          </table:table-cell>
          <table:table-cell office:value-type="float" office:value="59.125000000000007" table:style-name="ce14">
            <text:p>59.1</text:p>
          </table:table-cell>
          <table:table-cell office:value-type="float" office:value="40.824999999999996" table:style-name="ce14">
            <text:p>40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.8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59.7" table:style-name="ce14">
            <text:p>59.7</text:p>
          </table:table-cell>
          <table:table-cell office:value-type="float" office:value="20.2" table:style-name="ce14">
            <text:p>20.2</text:p>
          </table:table-cell>
          <table:table-cell office:value-type="float" office:value="0.2" table:style-name="ce14">
            <text:p>0.2</text:p>
          </table:table-cell>
          <table:table-cell office:value-type="float" office:value="98" table:style-name="ce14">
            <text:p>98.0</text:p>
          </table:table-cell>
          <table:table-cell office:value-type="float" office:value="69.7" table:style-name="ce14">
            <text:p>69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628H15M12.000S" table:style-name="ce9">
            <text:p>12:15:1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9686727122835945" table:style-name="ce14">
            <text:p>2.0</text:p>
          </table:table-cell>
          <table:table-cell office:value-type="float" office:value="1.9238095238095236" table:style-name="ce14">
            <text:p>1.9</text:p>
          </table:table-cell>
          <table:table-cell office:value-type="float" office:value="4" table:style-name="ce14">
            <text:p>4.0</text:p>
          </table:table-cell>
          <table:table-cell office:value-type="float" office:value="1.6575052854122621" table:style-name="ce14">
            <text:p>1.7</text:p>
          </table:table-cell>
          <table:table-cell office:value-type="float" office:value="1.707287201469688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23.49800000000002" table:style-name="ce13">
            <text:p>12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16T00:00:00" table:style-name="ce5">
            <text:p>16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14.100S" table:style-name="ce6">
            <text:p>00:12: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2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987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31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8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579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2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392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18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2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770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16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389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6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2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3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6716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84517 0 15331 1081931 7104 0 565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0904 0 3402 269487 1206 0 31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2342 0 4893 267535 3314 0 8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0565 0 3647 273102 594 0 75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0705 0 3388 271806 1989 0 87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998059 52 459 0 0 0 0 2 0 1 0 0 0 360 0 16978 68 0 0 0 0 0 0 0 22 0 0 0 0 0 0 0 0 23177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6550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877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6716379 0 428863 76664 5759221 17020 0 436 124963 319 3088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016909666 5677436 <text:s text:c="3"/>0 <text:s text:c="3"/>0 <text:s text:c="3"/>0 <text:s text:c="4"/>0 <text:s text:c="9"/>0 <text:s text:c="8"/>0 3016909666 567743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2131428 <text:s/>130220 <text:s text:c="3"/>0 <text:s text:c="2"/>15 <text:s text:c="3"/>0 <text:s text:c="4"/>0 <text:s text:c="9"/>0 <text:s text:c="8"/>0 197040558 <text:s/>18097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493 5995 677134 162772 5484 140945 1174560 1392432 0 78792 1557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390 5965 676082 162124 5481 140945 1174560 1392396 0 78624 1556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8 0 0 0 0 0 88 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49 127160 21 19 4 58 32 32 20 0 1 0 4 2932736 398 4294967295 2203648 2303484 0 0 0 0 0 4096 536946211 4294967295 0 0 0 1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8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30220 errors:0 dropped:1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097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131428 (22.1 MB) <text:s/>TX bytes:197040558 (197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67743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67743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016909666 (3.0 GB) <text:s/>TX bytes:3016909666 (3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1 <text:s text:c="5"/>2949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26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69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59.7" table:style-name="ce1">
            <text:p>59.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7" table:style-name="ce1">
            <text:p>69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46.3" table:style-name="ce1">
            <text:p>46.3</text:p>
          </table:table-cell>
          <table:table-cell office:value-type="float" office:value="20.2" table:style-name="ce1">
            <text:p>20.2</text:p>
          </table:table-cell>
          <table:table-cell office:value-type="float" office:value="0.2" table:style-name="ce1">
            <text:p>0.2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66.5" table:style-name="ce1">
            <text:p>6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3.8" table:style-name="ce1">
            <text:p>13.8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25.1" table:style-name="ce1">
            <text:p>2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324999999999999" table:style-name="ce1">
            <text:p>30.325</text:p>
          </table:table-cell>
          <table:table-cell office:value-type="float" office:value="10.5" table:style-name="ce1">
            <text:p>10.5</text:p>
          </table:table-cell>
          <table:table-cell office:value-type="float" office:value="0.05" table:style-name="ce1">
            <text:p>0.05</text:p>
          </table:table-cell>
          <table:table-cell office:value-type="float" office:value="59.125000000000007" table:style-name="ce1">
            <text:p>59.125</text:p>
          </table:table-cell>
          <table:table-cell office:value-type="float" office:value="40.824999999999996" table:style-name="ce1">
            <text:p>40.82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1.474999999999998" table:style-name="ce11">
            <text:p>31.5</text:p>
          </table:table-cell>
          <table:table-cell office:value-type="float" office:value="9.9749999999999996" table:style-name="ce11">
            <text:p>10.0</text:p>
          </table:table-cell>
          <table:table-cell office:value-type="float" office:value="0.1" table:style-name="ce11">
            <text:p>0.1</text:p>
          </table:table-cell>
          <table:table-cell office:value-type="float" office:value="58.500000000000007" table:style-name="ce11">
            <text:p>5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2.075000000000003" table:style-name="ce11">
            <text:p>32.1</text:p>
          </table:table-cell>
          <table:table-cell office:value-type="float" office:value="10.524999999999999" table:style-name="ce11">
            <text:p>10.5</text:p>
          </table:table-cell>
          <table:table-cell office:value-type="float" office:value="0.27500000000000002" table:style-name="ce11">
            <text:p>0.3</text:p>
          </table:table-cell>
          <table:table-cell office:value-type="float" office:value="57.125" table:style-name="ce11">
            <text:p>5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2.274999999999999" table:style-name="ce11">
            <text:p>32.3</text:p>
          </table:table-cell>
          <table:table-cell office:value-type="float" office:value="11.125" table:style-name="ce11">
            <text:p>11.1</text:p>
          </table:table-cell>
          <table:table-cell office:value-type="float" office:value="0.1" table:style-name="ce11">
            <text:p>0.1</text:p>
          </table:table-cell>
          <table:table-cell office:value-type="float" office:value="56.475000000000009" table:style-name="ce11">
            <text:p>5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1.024999999999999" table:style-name="ce11">
            <text:p>31.0</text:p>
          </table:table-cell>
          <table:table-cell office:value-type="float" office:value="11.024999999999999" table:style-name="ce11">
            <text:p>11.0</text:p>
          </table:table-cell>
          <table:table-cell office:value-type="float" office:value="0.30000000000000004" table:style-name="ce11">
            <text:p>0.3</text:p>
          </table:table-cell>
          <table:table-cell office:value-type="float" office:value="57.625" table:style-name="ce11">
            <text:p>57.6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26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69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0" table:style-name="ce1">
            <text:p>0</text:p>
          </table:table-cell>
          <table:table-cell office:value-type="float" office:value="112.8" table:style-name="ce1">
            <text:p>112.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0" table:style-name="ce1">
            <text:p>0</text:p>
          </table:table-cell>
          <table:table-cell office:value-type="float" office:value="3654.8" table:style-name="ce1">
            <text:p>3654.8</text:p>
          </table:table-cell>
          <table:table-cell office:value-type="float" office:value="14.8" table:style-name="ce1">
            <text:p>14.8</text:p>
          </table:table-cell>
          <table:table-cell table:number-columns-repeated="16380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0" table:style-name="ce1">
            <text:p>0</text:p>
          </table:table-cell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1029.1500000000001" table:formula="msoxl:=AVERAGE(C2:C5)" table:style-name="ce8">
            <text:p>1029.2</text:p>
          </table:table-cell>
          <table:table-cell office:value-type="float" office:value="5.2" table:formula="msoxl:=AVERAGE(D2:D5)" table:style-name="ce8">
            <text:p>5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2248.3333309041441" table:formula="msoxl:=IF(C7=0,0,MAX(SUMPRODUCT(C2:C5,C2:C5)/SUM(C2:C5)-C7,0))" table:style-name="ce8">
            <text:p>2248.3</text:p>
          </table:table-cell>
          <table:table-cell office:value-type="float" office:value="6.1961538461538472" table:formula="msoxl:=IF(D7=0,0,MAX(SUMPRODUCT(D2:D5,D2:D5)/SUM(D2:D5)-D7,0))" table:style-name="ce8">
            <text:p>6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377.31666909585601" table:formula="msoxl:=ABS(MAX(C2:C5)-C7-C8)" table:style-name="ce8">
            <text:p>377.3</text:p>
          </table:table-cell>
          <table:table-cell office:value-type="float" office:value="3.4038461538461542" table:formula="msoxl:=ABS(MAX(D2:D5)-D7-D8)" table:style-name="ce8">
            <text:p>3.4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26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69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.599999999999994" table:style-name="ce1">
            <text:p>73.6</text:p>
          </table:table-cell>
          <table:table-cell table:number-columns-repeated="1612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248.1" table:style-name="ce1">
            <text:p>248.1</text:p>
          </table:table-cell>
          <table:table-cell office:value-type="float" office:value="248.1" table:style-name="ce1">
            <text:p>24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6.2" table:style-name="ce1">
            <text:p>496.2</text:p>
          </table:table-cell>
          <table:table-cell table:number-columns-repeated="1612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13.8" table:style-name="ce1">
            <text:p>113.8</text:p>
          </table:table-cell>
          <table:table-cell office:value-type="float" office:value="113.8" table:style-name="ce1">
            <text:p>11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7.6" table:style-name="ce1">
            <text:p>22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9.674999999999997" table:formula="msoxl:=AVERAGE(B2:B5)" table:style-name="ce8">
            <text:p>99.7</text:p>
          </table:table-cell>
          <table:table-cell office:value-type="float" office:value="99.674999999999997" table:formula="msoxl:=AVERAGE(C2:C5)" table:style-name="ce8">
            <text:p>99.7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0.58908327062953" table:formula="msoxl:=IF(B7=0,0,MAX(SUMPRODUCT(B2:B5,B2:B5)/SUM(B2:B5)-B7,0))" table:style-name="ce8">
            <text:p>90.6</text:p>
          </table:table-cell>
          <table:table-cell office:value-type="float" office:value="90.58908327062953" table:formula="msoxl:=IF(C7=0,0,MAX(SUMPRODUCT(C2:C5,C2:C5)/SUM(C2:C5)-C7,0))" table:style-name="ce8">
            <text:p>90.6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7.835916729370481" table:formula="msoxl:=ABS(MAX(B2:B5)-B7-B8)" table:style-name="ce8">
            <text:p>57.8</text:p>
          </table:table-cell>
          <table:table-cell office:value-type="float" office:value="57.835916729370481" table:formula="msoxl:=ABS(MAX(C2:C5)-C7-C8)" table:style-name="ce8">
            <text:p>57.8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0.26408327062953" table:formula="msoxl:=B7+ B8" table:style-name="ce8">
            <text:p>190.3</text:p>
          </table:table-cell>
          <table:table-cell office:value-type="float" office:value="190.26408327062953" table:formula="msoxl:=C7+ C8" table:style-name="ce8">
            <text:p>190.3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26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69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2749999999999999" table:formula="msoxl:=AVERAGE(B2:B5)" table:style-name="ce8">
            <text:p>1.3</text:p>
          </table:table-cell>
          <table:table-cell office:value-type="float" office:value="1.2749999999999999" table:formula="msoxl:=AVERAGE(C2:C5)" table:style-name="ce8">
            <text:p>1.3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053921568627456" table:formula="msoxl:=IF(B7=0,0,MAX(SUMPRODUCT(B2:B5,B2:B5)/SUM(B2:B5)-B7,0))" table:style-name="ce8">
            <text:p>1.6</text:p>
          </table:table-cell>
          <table:table-cell office:value-type="float" office:value="1.6053921568627456" table:formula="msoxl:=IF(C7=0,0,MAX(SUMPRODUCT(C2:C5,C2:C5)/SUM(C2:C5)-C7,0))" table:style-name="ce8">
            <text:p>1.6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81960784313725465" table:formula="msoxl:=ABS(MAX(B2:B5)-B7-B8)" table:style-name="ce8">
            <text:p>0.8</text:p>
          </table:table-cell>
          <table:table-cell office:value-type="float" office:value="0.81960784313725465" table:formula="msoxl:=ABS(MAX(C2:C5)-C7-C8)" table:style-name="ce8">
            <text:p>0.8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8803921568627455" table:formula="msoxl:=B7+ B8" table:style-name="ce8">
            <text:p>2.9</text:p>
          </table:table-cell>
          <table:table-cell office:value-type="float" office:value="2.8803921568627455" table:formula="msoxl:=C7+ C8" table:style-name="ce8">
            <text:p>2.9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26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69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7+ B8" table:style-name="ce8">
            <text:p>0.0</text:p>
          </table:table-cell>
          <table:table-cell office:value-type="float" office:value="0" table:formula="msoxl:=C7+ C8" table:style-name="ce8">
            <text:p>0.0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26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69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56.4" table:style-name="ce1">
            <text:p>56.4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2.8" table:style-name="ce1">
            <text:p>112.8</text:p>
          </table:table-cell>
          <table:table-cell table:number-columns-repeated="1612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1827.4" table:style-name="ce1">
            <text:p>1827.4</text:p>
          </table:table-cell>
          <table:table-cell office:value-type="float" office:value="1827.4" table:style-name="ce1">
            <text:p>182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54.8" table:style-name="ce1">
            <text:p>3654.8</text:p>
          </table:table-cell>
          <table:table-cell table:number-columns-repeated="1612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74.5" table:style-name="ce1">
            <text:p>174.5</text:p>
          </table:table-cell>
          <table:table-cell office:value-type="float" office:value="174.5" table:style-name="ce1">
            <text:p>17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9" table:style-name="ce1">
            <text:p>34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14.57500000000005" table:formula="msoxl:=AVERAGE(B2:B5)" table:style-name="ce8">
            <text:p>514.6</text:p>
          </table:table-cell>
          <table:table-cell office:value-type="float" office:value="514.57500000000005" table:formula="msoxl:=AVERAGE(C2:C5)" table:style-name="ce8">
            <text:p>514.6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24.166665452072" table:formula="msoxl:=IF(B7=0,0,MAX(SUMPRODUCT(B2:B5,B2:B5)/SUM(B2:B5)-B7,0))" table:style-name="ce8">
            <text:p>1124.2</text:p>
          </table:table-cell>
          <table:table-cell office:value-type="float" office:value="1124.166665452072" table:formula="msoxl:=IF(C7=0,0,MAX(SUMPRODUCT(C2:C5,C2:C5)/SUM(C2:C5)-C7,0))" table:style-name="ce8">
            <text:p>1124.2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8.65833454792801" table:formula="msoxl:=ABS(MAX(B2:B5)-B7-B8)" table:style-name="ce8">
            <text:p>188.7</text:p>
          </table:table-cell>
          <table:table-cell office:value-type="float" office:value="188.65833454792801" table:formula="msoxl:=ABS(MAX(C2:C5)-C7-C8)" table:style-name="ce8">
            <text:p>188.7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638.7416654520721" table:formula="msoxl:=B7+ B8" table:style-name="ce8">
            <text:p>1638.7</text:p>
          </table:table-cell>
          <table:table-cell office:value-type="float" office:value="1638.7416654520721" table:formula="msoxl:=C7+ C8" table:style-name="ce8">
            <text:p>1638.7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26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69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6" table:formula="msoxl:=AVERAGE(B2:B5)" table:style-name="ce8">
            <text:p>2.6</text:p>
          </table:table-cell>
          <table:table-cell office:value-type="float" office:value="2.6" table:formula="msoxl:=AVERAGE(C2:C5)" table:style-name="ce8">
            <text:p>2.6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0980769230769236" table:formula="msoxl:=IF(B7=0,0,MAX(SUMPRODUCT(B2:B5,B2:B5)/SUM(B2:B5)-B7,0))" table:style-name="ce8">
            <text:p>3.1</text:p>
          </table:table-cell>
          <table:table-cell office:value-type="float" office:value="3.0980769230769236" table:formula="msoxl:=IF(C7=0,0,MAX(SUMPRODUCT(C2:C5,C2:C5)/SUM(C2:C5)-C7,0))" table:style-name="ce8">
            <text:p>3.1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019230769230771" table:formula="msoxl:=ABS(MAX(B2:B5)-B7-B8)" table:style-name="ce8">
            <text:p>1.7</text:p>
          </table:table-cell>
          <table:table-cell office:value-type="float" office:value="1.7019230769230771" table:formula="msoxl:=ABS(MAX(C2:C5)-C7-C8)" table:style-name="ce8">
            <text:p>1.7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6980769230769237" table:formula="msoxl:=B7+ B8" table:style-name="ce8">
            <text:p>5.7</text:p>
          </table:table-cell>
          <table:table-cell office:value-type="float" office:value="5.6980769230769237" table:formula="msoxl:=C7+ C8" table:style-name="ce8">
            <text:p>5.7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26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74999999999997" table:formula="msoxl:=AVERAGE(B2:B5)" table:style-name="ce8">
            <text:p>56.7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624172915759118E-4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2443758270842551" table:formula="msoxl:=ABS(MAX(B2:B5)-B7-B8)" table:style-name="ce8">
            <text:p>0.2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26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69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1.8999999999996" table:style-name="ce1">
            <text:p>4491.9</text:p>
          </table:table-cell>
          <table:table-cell office:value-type="float" office:value="3786.9" table:style-name="ce1">
            <text:p>3786.9</text:p>
          </table:table-cell>
          <table:table-cell office:value-type="float" office:value="705" table:style-name="ce1">
            <text:p>70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1.9" table:style-name="ce1">
            <text:p>681.9</text:p>
          </table:table-cell>
          <table:table-cell office:value-type="float" office:value="2107.3000000000002" table:style-name="ce1">
            <text:p>2107.3</text:p>
          </table:table-cell>
          <table:table-cell office:value-type="float" office:value="-1" table:style-name="ce1">
            <text:p>-1</text:p>
          </table:table-cell>
          <table:table-cell office:value-type="float" office:value="42.1" table:style-name="ce1">
            <text:p>42.1</text:p>
          </table:table-cell>
          <table:table-cell office:value-type="float" office:value="0" table:style-name="ce1">
            <text:p>0</text:p>
          </table:table-cell>
          <table:table-cell office:value-type="float" office:value="412.8" table:style-name="ce1">
            <text:p>412.8</text:p>
          </table:table-cell>
          <table:table-cell table:number-columns-repeated="1636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7.3" table:style-name="ce1">
            <text:p>4437.3</text:p>
          </table:table-cell>
          <table:table-cell office:value-type="float" office:value="3733" table:style-name="ce1">
            <text:p>3733</text:p>
          </table:table-cell>
          <table:table-cell office:value-type="float" office:value="704.3" table:style-name="ce1">
            <text:p>704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6.1" table:style-name="ce1">
            <text:p>706.1</text:p>
          </table:table-cell>
          <table:table-cell office:value-type="float" office:value="2145.3000000000002" table:style-name="ce1">
            <text:p>2145.3</text:p>
          </table:table-cell>
          <table:table-cell office:value-type="float" office:value="-1" table:style-name="ce1">
            <text:p>-1</text:p>
          </table:table-cell>
          <table:table-cell office:value-type="float" office:value="42.4" table:style-name="ce1">
            <text:p>42.4</text:p>
          </table:table-cell>
          <table:table-cell office:value-type="float" office:value="0" table:style-name="ce1">
            <text:p>0</text:p>
          </table:table-cell>
          <table:table-cell office:value-type="float" office:value="430.3" table:style-name="ce1">
            <text:p>430.3</text:p>
          </table:table-cell>
          <table:table-cell table:number-columns-repeated="1636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4.2" table:style-name="ce1">
            <text:p>4404.2</text:p>
          </table:table-cell>
          <table:table-cell office:value-type="float" office:value="3700.6" table:style-name="ce1">
            <text:p>3700.6</text:p>
          </table:table-cell>
          <table:table-cell office:value-type="float" office:value="703.6" table:style-name="ce1">
            <text:p>70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3.4" table:style-name="ce1">
            <text:p>713.4</text:p>
          </table:table-cell>
          <table:table-cell office:value-type="float" office:value="2182.6999999999998" table:style-name="ce1">
            <text:p>2182.7</text:p>
          </table:table-cell>
          <table:table-cell office:value-type="float" office:value="-1" table:style-name="ce1">
            <text:p>-1</text:p>
          </table:table-cell>
          <table:table-cell office:value-type="float" office:value="42.4" table:style-name="ce1">
            <text:p>42.4</text:p>
          </table:table-cell>
          <table:table-cell office:value-type="float" office:value="0" table:style-name="ce1">
            <text:p>0</text:p>
          </table:table-cell>
          <table:table-cell office:value-type="float" office:value="423.2" table:style-name="ce1">
            <text:p>423.2</text:p>
          </table:table-cell>
          <table:table-cell table:number-columns-repeated="1636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2.2" table:style-name="ce1">
            <text:p>4432.2</text:p>
          </table:table-cell>
          <table:table-cell office:value-type="float" office:value="3728.2" table:style-name="ce1">
            <text:p>3728.2</text:p>
          </table:table-cell>
          <table:table-cell office:value-type="float" office:value="704" table:style-name="ce1">
            <text:p>70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5.8" table:style-name="ce1">
            <text:p>685.8</text:p>
          </table:table-cell>
          <table:table-cell office:value-type="float" office:value="2161.9" table:style-name="ce1">
            <text:p>2161.9</text:p>
          </table:table-cell>
          <table:table-cell office:value-type="float" office:value="-1" table:style-name="ce1">
            <text:p>-1</text:p>
          </table:table-cell>
          <table:table-cell office:value-type="float" office:value="42.5" table:style-name="ce1">
            <text:p>42.5</text:p>
          </table:table-cell>
          <table:table-cell office:value-type="float" office:value="0" table:style-name="ce1">
            <text:p>0</text:p>
          </table:table-cell>
          <table:table-cell office:value-type="float" office:value="416.4" table:style-name="ce1">
            <text:p>416.4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26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69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12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4378.3999999999996" table:style-name="ce1">
            <text:p>4378.4</text:p>
          </table:table-cell>
          <table:table-cell office:value-type="float" office:value="277.8" table:style-name="ce1">
            <text:p>277.8</text:p>
          </table:table-cell>
          <table:table-cell office:value-type="float" office:value="4378.3999999999996" table:style-name="ce1">
            <text:p>4378.4</text:p>
          </table:table-cell>
          <table:table-cell office:value-type="float" office:value="840.8" table:style-name="ce1">
            <text:p>840.8</text:p>
          </table:table-cell>
          <table:table-cell office:value-type="float" office:value="8756.7999999999993" table:style-name="ce1">
            <text:p>8756.8</text:p>
          </table:table-cell>
          <table:table-cell office:value-type="float" office:value="1118.5999999999999" table:style-name="ce1">
            <text:p>1118.6</text:p>
          </table:table-cell>
          <table:table-cell office:value-type="float" office:value="4656.2" table:style-name="ce1">
            <text:p>4656.2</text:p>
          </table:table-cell>
          <table:table-cell office:value-type="float" office:value="-5219.2" table:style-name="ce1">
            <text:p>-5219.2</text:p>
          </table:table-cell>
          <table:table-cell table:number-columns-repeated="16375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3560.1" table:style-name="ce1">
            <text:p>3560.1</text:p>
          </table:table-cell>
          <table:table-cell office:value-type="float" office:value="82" table:style-name="ce1">
            <text:p>82</text:p>
          </table:table-cell>
          <table:table-cell office:value-type="float" office:value="3560.1" table:style-name="ce1">
            <text:p>3560.1</text:p>
          </table:table-cell>
          <table:table-cell office:value-type="float" office:value="959.6" table:style-name="ce1">
            <text:p>959.6</text:p>
          </table:table-cell>
          <table:table-cell office:value-type="float" office:value="7120.2" table:style-name="ce1">
            <text:p>7120.2</text:p>
          </table:table-cell>
          <table:table-cell office:value-type="float" office:value="1041.5999999999999" table:style-name="ce1">
            <text:p>1041.6</text:p>
          </table:table-cell>
          <table:table-cell office:value-type="float" office:value="3642.1" table:style-name="ce1">
            <text:p>3642.1</text:p>
          </table:table-cell>
          <table:table-cell office:value-type="float" office:value="-4519.7" table:style-name="ce1">
            <text:p>-4519.7</text:p>
          </table:table-cell>
          <table:table-cell table:number-columns-repeated="16375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950.4" table:style-name="ce1">
            <text:p>950.4</text:p>
          </table:table-cell>
          <table:table-cell office:value-type="float" office:value="20.5" table:style-name="ce1">
            <text:p>20.5</text:p>
          </table:table-cell>
          <table:table-cell office:value-type="float" office:value="950.4" table:style-name="ce1">
            <text:p>950.4</text:p>
          </table:table-cell>
          <table:table-cell office:value-type="float" office:value="228" table:style-name="ce1">
            <text:p>228</text:p>
          </table:table-cell>
          <table:table-cell office:value-type="float" office:value="1900.8" table:style-name="ce1">
            <text:p>1900.8</text:p>
          </table:table-cell>
          <table:table-cell office:value-type="float" office:value="248.5" table:style-name="ce1">
            <text:p>248.5</text:p>
          </table:table-cell>
          <table:table-cell office:value-type="float" office:value="970.9" table:style-name="ce1">
            <text:p>970.9</text:p>
          </table:table-cell>
          <table:table-cell office:value-type="float" office:value="-1178.4000000000001" table:style-name="ce1">
            <text:p>-1178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222.2249999999999" table:formula="msoxl:=AVERAGE(B2:B5)" table:style-name="ce8">
            <text:p>2222.2</text:p>
          </table:table-cell>
          <table:table-cell office:value-type="float" office:value="95.225000000000009" table:formula="msoxl:=AVERAGE(C2:C5)" table:style-name="ce8">
            <text:p>95.2</text:p>
          </table:table-cell>
          <table:table-cell office:value-type="float" office:value="2222.2249999999999" table:formula="msoxl:=AVERAGE(D2:D5)" table:style-name="ce8">
            <text:p>2222.2</text:p>
          </table:table-cell>
          <table:table-cell office:value-type="float" office:value="507.15" table:formula="msoxl:=AVERAGE(E2:E5)" table:style-name="ce8">
            <text:p>507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61.9157519490604" table:formula="msoxl:=IF(B7=0,0,MAX(SUMPRODUCT(B2:B5,B2:B5)/SUM(B2:B5)-B7,0))" table:style-name="ce8">
            <text:p>1461.9</text:p>
          </table:table-cell>
          <table:table-cell office:value-type="float" office:value="126.13874376476765" table:formula="msoxl:=IF(C7=0,0,MAX(SUMPRODUCT(C2:C5,C2:C5)/SUM(C2:C5)-C7,0))" table:style-name="ce8">
            <text:p>126.1</text:p>
          </table:table-cell>
          <table:table-cell office:value-type="float" office:value="1461.9157519490604" table:formula="msoxl:=IF(D7=0,0,MAX(SUMPRODUCT(D2:D5,D2:D5)/SUM(D2:D5)-D7,0))" table:style-name="ce8">
            <text:p>1461.9</text:p>
          </table:table-cell>
          <table:table-cell office:value-type="float" office:value="320.88945578231289" table:formula="msoxl:=IF(E7=0,0,MAX(SUMPRODUCT(E2:E5,E2:E5)/SUM(E2:E5)-E7,0))" table:style-name="ce8">
            <text:p>320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94.25924805093928" table:formula="msoxl:=ABS(MAX(B2:B5)-B7-B8)" table:style-name="ce8">
            <text:p>694.3</text:p>
          </table:table-cell>
          <table:table-cell office:value-type="float" office:value="56.436256235232335" table:formula="msoxl:=ABS(MAX(C2:C5)-C7-C8)" table:style-name="ce8">
            <text:p>56.4</text:p>
          </table:table-cell>
          <table:table-cell office:value-type="float" office:value="694.25924805093928" table:formula="msoxl:=ABS(MAX(D2:D5)-D7-D8)" table:style-name="ce8">
            <text:p>694.3</text:p>
          </table:table-cell>
          <table:table-cell office:value-type="float" office:value="131.56054421768715" table:formula="msoxl:=ABS(MAX(E2:E5)-E7-E8)" table:style-name="ce8">
            <text:p>131.6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26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69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17516.599999999999" table:style-name="ce1">
            <text:p>17516.6</text:p>
          </table:table-cell>
          <table:table-cell office:value-type="float" office:value="827.9" table:style-name="ce1">
            <text:p>827.9</text:p>
          </table:table-cell>
          <table:table-cell office:value-type="float" office:value="17516.599999999999" table:style-name="ce1">
            <text:p>17516.6</text:p>
          </table:table-cell>
          <table:table-cell office:value-type="float" office:value="1332.5" table:style-name="ce1">
            <text:p>1332.5</text:p>
          </table:table-cell>
          <table:table-cell table:number-columns-repeated="16379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14638.9" table:style-name="ce1">
            <text:p>14638.9</text:p>
          </table:table-cell>
          <table:table-cell office:value-type="float" office:value="372.3" table:style-name="ce1">
            <text:p>372.3</text:p>
          </table:table-cell>
          <table:table-cell office:value-type="float" office:value="14638.9" table:style-name="ce1">
            <text:p>14638.9</text:p>
          </table:table-cell>
          <table:table-cell office:value-type="float" office:value="864.2" table:style-name="ce1">
            <text:p>864.2</text:p>
          </table:table-cell>
          <table:table-cell table:number-columns-repeated="16379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4161.2" table:style-name="ce1">
            <text:p>4161.2</text:p>
          </table:table-cell>
          <table:table-cell office:value-type="float" office:value="107" table:style-name="ce1">
            <text:p>107</text:p>
          </table:table-cell>
          <table:table-cell office:value-type="float" office:value="4161.2" table:style-name="ce1">
            <text:p>4161.2</text:p>
          </table:table-cell>
          <table:table-cell office:value-type="float" office:value="208.4" table:style-name="ce1">
            <text:p>208.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079.1749999999993" table:formula="msoxl:=AVERAGE(B2:B5)" table:style-name="ce8">
            <text:p>9079.2</text:p>
          </table:table-cell>
          <table:table-cell office:value-type="float" office:value="329.3" table:formula="msoxl:=AVERAGE(C2:C5)" table:style-name="ce8">
            <text:p>329.3</text:p>
          </table:table-cell>
          <table:table-cell office:value-type="float" office:value="9079.1749999999993" table:formula="msoxl:=AVERAGE(D2:D5)" table:style-name="ce8">
            <text:p>9079.2</text:p>
          </table:table-cell>
          <table:table-cell office:value-type="float" office:value="601.50000000000011" table:formula="msoxl:=AVERAGE(E2:E5)" table:style-name="ce8">
            <text:p>60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747.1791073390468" table:formula="msoxl:=IF(B7=0,0,MAX(SUMPRODUCT(B2:B5,B2:B5)/SUM(B2:B5)-B7,0))" table:style-name="ce8">
            <text:p>5747.2</text:p>
          </table:table-cell>
          <table:table-cell office:value-type="float" office:value="305.05674157303366" table:formula="msoxl:=IF(C7=0,0,MAX(SUMPRODUCT(C2:C5,C2:C5)/SUM(C2:C5)-C7,0))" table:style-name="ce8">
            <text:p>305.1</text:p>
          </table:table-cell>
          <table:table-cell office:value-type="float" office:value="5747.1791073390468" table:formula="msoxl:=IF(D7=0,0,MAX(SUMPRODUCT(D2:D5,D2:D5)/SUM(D2:D5)-D7,0))" table:style-name="ce8">
            <text:p>5747.2</text:p>
          </table:table-cell>
          <table:table-cell office:value-type="float" office:value="464.92945137157096" table:formula="msoxl:=IF(E7=0,0,MAX(SUMPRODUCT(E2:E5,E2:E5)/SUM(E2:E5)-E7,0))" table:style-name="ce8">
            <text:p>46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690.2458926609524" table:formula="msoxl:=ABS(MAX(B2:B5)-B7-B8)" table:style-name="ce8">
            <text:p>2690.2</text:p>
          </table:table-cell>
          <table:table-cell office:value-type="float" office:value="193.5432584269663" table:formula="msoxl:=ABS(MAX(C2:C5)-C7-C8)" table:style-name="ce8">
            <text:p>193.5</text:p>
          </table:table-cell>
          <table:table-cell office:value-type="float" office:value="2690.2458926609524" table:formula="msoxl:=ABS(MAX(D2:D5)-D7-D8)" table:style-name="ce8">
            <text:p>2690.2</text:p>
          </table:table-cell>
          <table:table-cell office:value-type="float" office:value="266.07054862842892" table:formula="msoxl:=ABS(MAX(E2:E5)-E7-E8)" table:style-name="ce8">
            <text:p>266.1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26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69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12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1515.9" table:style-name="ce1">
            <text:p>2151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7462.400000000001" table:style-name="ce1">
            <text:p>1746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8" table:style-name="ce1">
            <text:p>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061.1000000000004" table:style-name="ce1">
            <text:p>506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7" table:style-name="ce1">
            <text:p>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26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69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35" table:style-name="ce1">
            <text:p>6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0" table:style-name="ce1">
            <text:p>810</text:p>
          </table:table-cell>
          <table:table-cell office:value-type="float" office:value="-1" table:style-name="ce1">
            <text:p>-1</text:p>
          </table:table-cell>
          <table:table-cell office:value-type="float" office:value="7058" table:style-name="ce1">
            <text:p>7058</text:p>
          </table:table-cell>
          <table:table-cell office:value-type="float" office:value="411" table:style-name="ce1">
            <text:p>411</text:p>
          </table:table-cell>
          <table:table-cell office:value-type="float" office:value="-1" table:style-name="ce1">
            <text:p>-1</text:p>
          </table:table-cell>
          <table:table-cell office:value-type="float" office:value="185349" table:style-name="ce1">
            <text:p>1853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42" table:style-name="ce1">
            <text:p>1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" table:style-name="ce1">
            <text:p>38</text:p>
          </table:table-cell>
          <table:table-cell table:number-columns-repeated="16346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8" table:style-name="ce1">
            <text:p>1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3" table:style-name="ce1">
            <text:p>-83</text:p>
          </table:table-cell>
          <table:table-cell office:value-type="float" office:value="0" table:style-name="ce1">
            <text:p>0</text:p>
          </table:table-cell>
          <table:table-cell office:value-type="float" office:value="1933" table:style-name="ce1">
            <text:p>19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5350" table:style-name="ce1">
            <text:p>-185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1" table:style-name="ce1">
            <text:p>3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69" table:style-name="ce1">
            <text:p>4669</text:p>
          </table:table-cell>
          <table:table-cell office:value-type="float" office:value="0" table:style-name="ce1">
            <text:p>0</text:p>
          </table:table-cell>
          <table:table-cell office:value-type="float" office:value="585" table:style-name="ce1">
            <text:p>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43" table:style-name="ce1">
            <text:p>-43</text:p>
          </table:table-cell>
          <table:table-cell table:number-columns-repeated="16346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70" table:style-name="ce1">
            <text:p>57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0" table:style-name="ce1">
            <text:p>0</text:p>
          </table:table-cell>
          <table:table-cell office:value-type="float" office:value="-8041" table:style-name="ce1">
            <text:p>-80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28" table:style-name="ce1">
            <text:p>28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14M12.000S" table:style-name="ce9">
            <text:p>12:14:12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8H14M12.000S" table:style-name="ce10">
            <text:p>12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14M42.000S" table:style-name="ce9">
            <text:p>12:14:42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8H14M42.000S" table:style-name="ce10">
            <text:p>12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15M12.000S" table:style-name="ce9">
            <text:p>12:15:12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8H15M12.000S" table:style-name="ce10">
            <text:p>12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15M42.000S" table:style-name="ce9">
            <text:p>12:15:42</text:p>
          </table:table-cell>
          <table:table-cell office:value-type="date" office:date-value="2012-03-16T00:00:00" table:style-name="ce3">
            <text:p>16-Mar-12</text:p>
          </table:table-cell>
          <table:table-cell office:value-type="time" office:time-value="PT983628H15M42.000S" table:style-name="ce10">
            <text:p>12:15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26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7.1" table:style-name="ce1">
            <text:p>7.1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91.4" table:style-name="ce1">
            <text:p>91.4</text:p>
          </table:table-cell>
          <table:table-cell office:value-type="float" office:value="8.2999999999999989" table:style-name="ce1">
            <text:p>8.3</text:p>
          </table:table-cell>
          <table:table-cell table:number-columns-repeated="1637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59.2" table:style-name="ce1">
            <text:p>59.2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31.7" table:style-name="ce1">
            <text:p>31.7</text:p>
          </table:table-cell>
          <table:table-cell office:value-type="float" office:value="68.3" table:style-name="ce1">
            <text:p>68.3</text:p>
          </table:table-cell>
          <table:table-cell table:number-columns-repeated="1637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46.5" table:style-name="ce1">
            <text:p>46.5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3.1" table:style-name="ce1">
            <text:p>13.1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24.2" table:style-name="ce1">
            <text:p>24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474999999999998" table:style-name="ce1">
            <text:p>31.475</text:p>
          </table:table-cell>
          <table:table-cell office:value-type="float" office:value="9.9749999999999996" table:style-name="ce1">
            <text:p>9.975</text:p>
          </table:table-cell>
          <table:table-cell office:value-type="float" office:value="0.1" table:style-name="ce1">
            <text:p>0.1</text:p>
          </table:table-cell>
          <table:table-cell office:value-type="float" office:value="58.500000000000007" table:style-name="ce1">
            <text:p>58.5</text:p>
          </table:table-cell>
          <table:table-cell office:value-type="float" office:value="41.449999999999996" table:style-name="ce1">
            <text:p>41.4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26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7.5" table:style-name="ce1">
            <text:p>7.5</text:p>
          </table:table-cell>
          <table:table-cell office:value-type="float" office:value="1.6" table:style-name="ce1">
            <text:p>1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9.8" table:style-name="ce1">
            <text:p>89.8</text:p>
          </table:table-cell>
          <table:table-cell office:value-type="float" office:value="9.1" table:style-name="ce1">
            <text:p>9.1</text:p>
          </table:table-cell>
          <table:table-cell table:number-columns-repeated="1637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60" table:style-name="ce1">
            <text:p>60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29.9" table:style-name="ce1">
            <text:p>29.9</text:p>
          </table:table-cell>
          <table:table-cell office:value-type="float" office:value="70.099999999999994" table:style-name="ce1">
            <text:p>70.1</text:p>
          </table:table-cell>
          <table:table-cell table:number-columns-repeated="1637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47.7" table:style-name="ce1">
            <text:p>47.7</text:p>
          </table:table-cell>
          <table:table-cell office:value-type="float" office:value="19.7" table:style-name="ce1">
            <text:p>19.7</text:p>
          </table:table-cell>
          <table:table-cell office:value-type="float" office:value="0" table:style-name="ce1">
            <text:p>0</text:p>
          </table:table-cell>
          <table:table-cell office:value-type="float" office:value="32.6" table:style-name="ce1">
            <text:p>32.6</text:p>
          </table:table-cell>
          <table:table-cell office:value-type="float" office:value="67.400000000000006" table:style-name="ce1">
            <text:p>67.4</text:p>
          </table:table-cell>
          <table:table-cell table:number-columns-repeated="1637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3.1" table:style-name="ce1">
            <text:p>13.1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76.2" table:style-name="ce1">
            <text:p>76.2</text:p>
          </table:table-cell>
          <table:table-cell office:value-type="float" office:value="23.799999999999997" table:style-name="ce1">
            <text:p>23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075000000000003" table:style-name="ce1">
            <text:p>32.075</text:p>
          </table:table-cell>
          <table:table-cell office:value-type="float" office:value="10.524999999999999" table:style-name="ce1">
            <text:p>10.52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57.125" table:style-name="ce1">
            <text:p>57.125</text:p>
          </table:table-cell>
          <table:table-cell office:value-type="float" office:value="42.599999999999994" table:style-name="ce1">
            <text:p>42.6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26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6.9" table:style-name="ce1">
            <text:p>6.9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91.7" table:style-name="ce1">
            <text:p>91.7</text:p>
          </table:table-cell>
          <table:table-cell office:value-type="float" office:value="8.1" table:style-name="ce1">
            <text:p>8.1</text:p>
          </table:table-cell>
          <table:table-cell table:number-columns-repeated="1637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61.5" table:style-name="ce1">
            <text:p>61.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float" office:value="70.8" table:style-name="ce1">
            <text:p>70.8</text:p>
          </table:table-cell>
          <table:table-cell table:number-columns-repeated="1637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0.2" table:style-name="ce1">
            <text:p>0.2</text:p>
          </table:table-cell>
          <table:table-cell office:value-type="float" office:value="31.8" table:style-name="ce1">
            <text:p>31.8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4.7" table:style-name="ce1">
            <text:p>14.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73.2" table:style-name="ce1">
            <text:p>73.2</text:p>
          </table:table-cell>
          <table:table-cell office:value-type="float" office:value="26.7" table:style-name="ce1">
            <text:p>26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274999999999999" table:style-name="ce1">
            <text:p>32.275</text:p>
          </table:table-cell>
          <table:table-cell office:value-type="float" office:value="11.125" table:style-name="ce1">
            <text:p>11.125</text:p>
          </table:table-cell>
          <table:table-cell office:value-type="float" office:value="0.1" table:style-name="ce1">
            <text:p>0.1</text:p>
          </table:table-cell>
          <table:table-cell office:value-type="float" office:value="56.475000000000009" table:style-name="ce1">
            <text:p>56.475</text:p>
          </table:table-cell>
          <table:table-cell office:value-type="float" office:value="43.399999999999991" table:style-name="ce1">
            <text:p>43.4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26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628H14M12.000S" table:style-name="ce9">
            <text:p>12:14:12</text:p>
          </table:table-cell>
          <table:table-cell office:value-type="float" office:value="6.9" table:style-name="ce1">
            <text:p>6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91.2" table:style-name="ce1">
            <text:p>91.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3628H14M42.000S" table:style-name="ce9">
            <text:p>12:14:42</text:p>
          </table:table-cell>
          <table:table-cell office:value-type="float" office:value="58.1" table:style-name="ce1">
            <text:p>58.1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30.7" table:style-name="ce1">
            <text:p>30.7</text:p>
          </table:table-cell>
          <table:table-cell office:value-type="float" office:value="69.3" table:style-name="ce1">
            <text:p>69.3</text:p>
          </table:table-cell>
          <table:table-cell table:number-columns-repeated="16378"/>
        </table:table-row>
        <table:table-row table:style-name="ro1">
          <table:table-cell office:value-type="time" office:time-value="PT983628H15M12.000S" table:style-name="ce9">
            <text:p>12:15:12</text:p>
          </table:table-cell>
          <table:table-cell office:value-type="float" office:value="45" table:style-name="ce1">
            <text:p>45</text:p>
          </table:table-cell>
          <table:table-cell office:value-type="float" office:value="20.5" table:style-name="ce1">
            <text:p>20.5</text:p>
          </table:table-cell>
          <table:table-cell office:value-type="float" office:value="0.4" table:style-name="ce1">
            <text:p>0.4</text:p>
          </table:table-cell>
          <table:table-cell office:value-type="float" office:value="34.1" table:style-name="ce1">
            <text:p>34.1</text:p>
          </table:table-cell>
          <table:table-cell office:value-type="float" office:value="65.5" table:style-name="ce1">
            <text:p>65.5</text:p>
          </table:table-cell>
          <table:table-cell table:number-columns-repeated="16378"/>
        </table:table-row>
        <table:table-row table:style-name="ro1">
          <table:table-cell office:value-type="time" office:time-value="PT983628H15M42.000S" table:style-name="ce9">
            <text:p>12:15:42</text:p>
          </table:table-cell>
          <table:table-cell office:value-type="float" office:value="14.1" table:style-name="ce1">
            <text:p>14.1</text:p>
          </table:table-cell>
          <table:table-cell office:value-type="float" office:value="11.3" table:style-name="ce1">
            <text:p>11.3</text:p>
          </table:table-cell>
          <table:table-cell office:value-type="float" office:value="0.1" table:style-name="ce1">
            <text:p>0.1</text:p>
          </table:table-cell>
          <table:table-cell office:value-type="float" office:value="74.5" table:style-name="ce1">
            <text:p>74.5</text:p>
          </table:table-cell>
          <table:table-cell office:value-type="float" office:value="25.4" table:style-name="ce1">
            <text:p>25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024999999999999" table:style-name="ce1">
            <text:p>31.025</text:p>
          </table:table-cell>
          <table:table-cell office:value-type="float" office:value="11.024999999999999" table:style-name="ce1">
            <text:p>11.025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57.625" table:style-name="ce1">
            <text:p>57.625</text:p>
          </table:table-cell>
          <table:table-cell office:value-type="float" office:value="42.050000000000004" table:style-name="ce1">
            <text:p>42.0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16T10:09:11Z</meta:creation-date>
    <dc:date>2012-03-16T10:09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3/1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